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Whitney" svg:font-family="Whitney, 'Helvetica Neue'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2efc" officeooo:paragraph-rsid="001d2efc"/>
    </style:style>
    <style:style style:name="P2" style:family="paragraph" style:parent-style-name="Standard">
      <style:text-properties officeooo:rsid="001d2efc" officeooo:paragraph-rsid="001d2efc"/>
    </style:style>
    <style:style style:name="P3" style:family="paragraph" style:parent-style-name="Standard">
      <style:text-properties fo:font-variant="normal" fo:text-transform="none" fo:color="#000000" style:font-name="Consolas" fo:font-size="10.5pt" fo:letter-spacing="normal" fo:font-style="normal" fo:font-weight="normal" officeooo:rsid="001d2efc" officeooo:paragraph-rsid="001d2efc"/>
    </style:style>
    <style:style style:name="P4" style:family="paragraph" style:parent-style-name="Standard">
      <style:text-properties fo:font-variant="normal" fo:text-transform="none" fo:color="#000000" style:font-name="Consolas" fo:font-size="10.5pt" fo:letter-spacing="normal" fo:font-style="normal" fo:font-weight="normal" officeooo:rsid="001d2efc" officeooo:paragraph-rsid="001e3d03"/>
    </style:style>
    <style:style style:name="P5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d2efc" officeooo:paragraph-rsid="001d2efc"/>
    </style:style>
    <style:style style:name="P6" style:family="paragraph" style:parent-style-name="Standard">
      <style:text-properties fo:font-variant="normal" fo:text-transform="none" fo:color="#dcddde" style:font-name="Whitney" fo:font-size="12pt" fo:letter-spacing="normal" fo:font-style="normal" fo:font-weight="normal" officeooo:rsid="001d2efc" officeooo:paragraph-rsid="001d2efc"/>
    </style:style>
    <style:style style:name="T1" style:family="text">
      <style:text-properties officeooo:rsid="001e3d03"/>
    </style:style>
    <style:style style:name="T2" style:family="text">
      <style:text-properties style:font-name="Whitney" fo:font-size="12pt"/>
    </style:style>
    <style:style style:name="T3" style:family="text">
      <style:text-properties style:font-name="Whitney" fo:font-size="12pt" officeooo:rsid="001e3d03"/>
    </style:style>
    <style:style style:name="T4" style:family="text">
      <style:text-properties officeooo:rsid="001f04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ource_20_Text">mysql&gt; CREATE TABLE donneesreg ( </text:span></text:p>
      <text:p text:style-name="P3"><text:span text:style-name="Source_20_Text"><text:s text:c="4"/>-&gt; <text:s text:c="3"/>`User ID` INT,</text:span></text:p>
      <text:p text:style-name="P3"><text:span text:style-name="Source_20_Text"><text:s text:c="4"/>-&gt; <text:s text:c="4"/>Gender VARCHAR(10),</text:span></text:p>
      <text:p text:style-name="P3"><text:span text:style-name="Source_20_Text"><text:s text:c="4"/>-&gt; <text:s text:c="4"/>Age INT,</text:span></text:p>
      <text:p text:style-name="P3"><text:span text:style-name="Source_20_Text"><text:s text:c="4"/>-&gt; <text:s text:c="4"/>EstimatedSalary INT,</text:span></text:p>
      <text:p text:style-name="P3"><text:span text:style-name="Source_20_Text"><text:s text:c="4"/>-&gt; <text:s text:c="4"/>Purchased INT</text:span></text:p>
      <text:p text:style-name="P3"><text:span text:style-name="Source_20_Text"><text:s text:c="4"/>-&gt; <text:s text:c="4"/>);</text:span></text:p>
      <text:p text:style-name="P3"><text:span text:style-name="Source_20_Text">Query OK, 0 rows affected (0.05 sec)</text:span></text:p>
      <text:p text:style-name="P3"><text:span text:style-name="Source_20_Text"/></text:p>
      <text:p text:style-name="P3"><text:span text:style-name="Source_20_Text">mysql&gt; LOAD DATA LOCAL INFILE '/home/myriam/Desktop/Projects/regression_logistique/00-Input/input_regression_lineaire.csv'</text:span></text:p>
      <text:p text:style-name="P3"><text:span text:style-name="Source_20_Text"><text:s text:c="4"/>-&gt; INTO TABLE donneesreg </text:span></text:p>
      <text:p text:style-name="P3"><text:span text:style-name="Source_20_Text"><text:s text:c="4"/>-&gt; FIELDS TERMINATED BY ',' </text:span></text:p>
      <text:p text:style-name="P3"><text:span text:style-name="Source_20_Text"><text:s text:c="4"/>-&gt; ENCLOSED BY '"'</text:span></text:p>
      <text:p text:style-name="P3"><text:span text:style-name="Source_20_Text"><text:s text:c="4"/>-&gt; LINES TERMINATED BY '\n'</text:span></text:p>
      <text:p text:style-name="P3"><text:span text:style-name="Source_20_Text"><text:s text:c="4"/>-&gt; IGNORE 1 ROWS;</text:span></text:p>
      <text:p text:style-name="P3"><text:span text:style-name="Source_20_Text">Query OK, 400 rows affected (0.04 sec)</text:span></text:p>
      <text:p text:style-name="P3"><text:span text:style-name="Source_20_Text">Records: 400 <text:s/>Deleted: 0 <text:s/>Skipped: 0 <text:s/>Warnings: 0</text:span></text:p>
      <text:p text:style-name="P3"><text:span text:style-name="Source_20_Text"/></text:p>
      <text:p text:style-name="P3"><text:span text:style-name="Source_20_Text">mysql&gt; SELECT * FROM donneesreg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Whitney" svg:font-family="Whitney, 'Helvetica Neue'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10:47:34.401502570</meta:creation-date>
    <dc:date>2020-11-16T14:34:18.654682834</dc:date>
    <meta:editing-duration>PT17M37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7" meta:word-count="78" meta:character-count="586" meta:non-whitespace-character-count="452"/>
  </office:meta>
</office:document-meta>
</file>